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A000000FD6C80805C.png"/>
  <manifest:file-entry manifest:media-type="image/png" manifest:full-path="Pictures/10000000000002F80000021C752DBD73.png"/>
  <manifest:file-entry manifest:media-type="image/png" manifest:full-path="Pictures/10000000000002360000016D7E3C1E37.png"/>
  <manifest:file-entry manifest:media-type="image/png" manifest:full-path="Pictures/10000000000001D6000000A1761A3C77.png"/>
  <manifest:file-entry manifest:media-type="image/png" manifest:full-path="Pictures/10000000000002C3000001BF638FE8FB.png"/>
  <manifest:file-entry manifest:media-type="image/png" manifest:full-path="Pictures/100000000000011A000000FC858DB0B8.png"/>
  <manifest:file-entry manifest:media-type="image/png" manifest:full-path="Pictures/10000000000001310000016F93AB63F2.png"/>
  <manifest:file-entry manifest:media-type="image/png" manifest:full-path="Pictures/100000000000013F0000015A01C5D19F.png"/>
  <manifest:file-entry manifest:media-type="image/png" manifest:full-path="Pictures/100000000000014E000000C6685F1706.png"/>
  <manifest:file-entry manifest:media-type="image/png" manifest:full-path="Pictures/10000000000005BB0000030E68E02EE7.png"/>
  <manifest:file-entry manifest:media-type="image/png" manifest:full-path="Pictures/10000000000002950000012950441981.png"/>
  <manifest:file-entry manifest:media-type="image/png" manifest:full-path="Pictures/1000000000000279000001766AF044BB.png"/>
  <manifest:file-entry manifest:media-type="image/png" manifest:full-path="Pictures/10000000000002C300000145FA8CFE9B.png"/>
  <manifest:file-entry manifest:media-type="image/png" manifest:full-path="Pictures/100000000000032C00000249D309C196.png"/>
  <manifest:file-entry manifest:media-type="image/png" manifest:full-path="Pictures/100000000000029A0000019D26578F33.png"/>
  <manifest:file-entry manifest:media-type="image/png" manifest:full-path="Pictures/10000000000002B30000021B4BB84B48.png"/>
  <manifest:file-entry manifest:media-type="image/png" manifest:full-path="Pictures/10000000000002A800000296A11A08C3.png"/>
  <manifest:file-entry manifest:media-type="image/png" manifest:full-path="Pictures/10000000000002CE000001CE22469BB8.png"/>
  <manifest:file-entry manifest:media-type="image/png" manifest:full-path="Pictures/100000000000016E000001915CF5A512.png"/>
  <manifest:file-entry manifest:media-type="image/png" manifest:full-path="Pictures/100000000000022900000170376C5E67.png"/>
  <manifest:file-entry manifest:media-type="image/png" manifest:full-path="Pictures/10000000000003A0000002181C096E39.png"/>
  <manifest:file-entry manifest:media-type="image/png" manifest:full-path="Pictures/10000000000001A10000030546A9FE81.png"/>
  <manifest:file-entry manifest:media-type="image/png" manifest:full-path="Pictures/100000000000014B000000CE99F4E4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9.45cm" svg:height="15.697cm" draw:z-index="0"><draw:image xlink:href="Pictures/10000000000005BB0000030E68E02EE7.png" xlink:type="simple" xlink:show="embed" xlink:actuate="onLoad"/></draw:frame></text:p>
      <text:p text:style-name="P1"><draw:frame draw:style-name="fr3" draw:name="graphics12" text:anchor-type="paragraph" svg:width="12.435cm" svg:height="4.26cm" draw:z-index="7"><draw:image xlink:href="Pictures/10000000000001D6000000A1761A3C77.png" xlink:type="simple" xlink:show="embed" xlink:actuate="onLoad"/></draw:frame></text:p>
      <text:p text:style-name="Standard"/>
      <text:p text:style-name="P1"><draw:frame draw:style-name="fr2" draw:name="graphics21" text:anchor-type="paragraph" svg:x="18.2cm" svg:y="-0.085cm" svg:width="7.461cm" svg:height="6.668cm" draw:z-index="20"><draw:image xlink:href="Pictures/100000000000011A000000FC858DB0B8.png" xlink:type="simple" xlink:show="embed" xlink:actuate="onLoad"/></draw:frame><draw:frame draw:style-name="fr2" draw:name="graphics22" text:anchor-type="paragraph" svg:x="-1.27cm" svg:y="8.348cm" svg:width="15.972cm" svg:height="10.278cm" draw:z-index="21"><draw:image xlink:href="Pictures/10000000000002CE000001CE22469BB8.png" xlink:type="simple" xlink:show="embed" xlink:actuate="onLoad"/></draw:frame><draw:frame draw:style-name="fr2" draw:name="graphics23" text:anchor-type="paragraph" svg:x="17.577cm" svg:y="10.917cm" svg:width="8.758cm" svg:height="5.45cm" draw:z-index="22"><draw:image xlink:href="Pictures/100000000000014B000000CE99F4E43D.png" xlink:type="simple" xlink:show="embed" xlink:actuate="onLoad"/></draw:frame><draw:frame draw:style-name="fr2" draw:name="graphics2" text:anchor-type="paragraph" svg:x="-1.626cm" svg:y="-1.868cm" svg:width="16.163cm" svg:height="10.218cm" draw:z-index="19"><draw:image xlink:href="Pictures/10000000000002C3000001BF638FE8FB.png" xlink:type="simple" xlink:show="embed" xlink:actuate="onLoad"/></draw:frame></text:p>
      <text:p text:style-name="P1"><draw:frame draw:style-name="fr2" draw:name="graphics3" text:anchor-type="paragraph" svg:x="-0.854cm" svg:y="0.947cm" svg:width="17.992cm" svg:height="17.515cm" draw:z-index="1"><draw:image xlink:href="Pictures/10000000000002A800000296A11A08C3.png" xlink:type="simple" xlink:show="embed" xlink:actuate="onLoad"/></draw:frame></text:p>
      <text:p text:style-name="P1"><draw:frame draw:style-name="fr2" draw:name="graphics4" text:anchor-type="paragraph" svg:x="-1.718cm" svg:y="-1.452cm" svg:width="9.566cm" svg:height="17.731cm" draw:z-index="2"><draw:image xlink:href="Pictures/10000000000001A10000030546A9FE81.png" xlink:type="simple" xlink:show="embed" xlink:actuate="onLoad"/></draw:frame><draw:frame draw:style-name="fr2" draw:name="graphics5" text:anchor-type="paragraph" svg:x="7.812cm" svg:y="0.529cm" svg:width="19.764cm" svg:height="11.416cm" draw:z-index="12"><draw:image xlink:href="Pictures/10000000000003A0000002181C096E39.png" xlink:type="simple" xlink:show="embed" xlink:actuate="onLoad"/></draw:frame></text:p>
      <text:p text:style-name="P1"><draw:frame draw:style-name="fr2" draw:name="graphics7" text:anchor-type="paragraph" svg:x="-0.928cm" svg:y="8.534cm" svg:width="15.769cm" svg:height="10.169cm" draw:z-index="4"><draw:image xlink:href="Pictures/10000000000002360000016D7E3C1E37.png" xlink:type="simple" xlink:show="embed" xlink:actuate="onLoad"/></draw:frame><draw:frame draw:style-name="fr2" draw:name="graphics6" text:anchor-type="paragraph" svg:x="-0.926cm" svg:y="-1.588cm" svg:width="15.517cm" svg:height="10.326cm" draw:z-index="3"><draw:image xlink:href="Pictures/100000000000022900000170376C5E67.png" xlink:type="simple" xlink:show="embed" xlink:actuate="onLoad"/></draw:frame><draw:frame draw:style-name="fr2" draw:name="graphics8" text:anchor-type="paragraph" svg:x="17.376cm" svg:y="11.478cm" svg:width="9.444cm" svg:height="5.599cm" draw:z-index="13"><draw:image xlink:href="Pictures/100000000000014E000000C6685F1706.png" xlink:type="simple" xlink:show="embed" xlink:actuate="onLoad"/></draw:frame></text:p>
      <text:p text:style-name="P1"><draw:frame draw:style-name="fr2" draw:name="graphics9" text:anchor-type="paragraph" svg:x="-1.854cm" svg:y="-1.919cm" svg:width="14.441cm" svg:height="11.264cm" draw:z-index="5"><draw:image xlink:href="Pictures/10000000000002B30000021B4BB84B48.png" xlink:type="simple" xlink:show="embed" xlink:actuate="onLoad"/></draw:frame><draw:frame draw:style-name="fr2" draw:name="graphics10" text:anchor-type="paragraph" svg:x="0.012cm" svg:y="9.566cm" svg:width="8.44cm" svg:height="9.155cm" draw:z-index="6"><draw:image xlink:href="Pictures/100000000000013F0000015A01C5D19F.png" xlink:type="simple" xlink:show="embed" xlink:actuate="onLoad"/></draw:frame><draw:frame draw:style-name="fr2" draw:name="graphics11" text:anchor-type="paragraph" svg:x="9.86cm" svg:y="7.881cm" svg:width="17.621cm" svg:height="10.927cm" draw:z-index="14"><draw:image xlink:href="Pictures/100000000000029A0000019D26578F33.png" xlink:type="simple" xlink:show="embed" xlink:actuate="onLoad"/></draw:frame></text:p>
      <text:p text:style-name="P1"><draw:frame draw:style-name="fr2" draw:name="graphics16" text:anchor-type="paragraph" svg:x="9.035cm" svg:y="9.888cm" svg:width="18.242cm" svg:height="8.197cm" draw:z-index="15"><draw:image xlink:href="Pictures/10000000000002950000012950441981.png" xlink:type="simple" xlink:show="embed" xlink:actuate="onLoad"/></draw:frame><draw:frame draw:style-name="fr2" draw:name="graphics14" text:anchor-type="paragraph" svg:x="-1.538cm" svg:y="-1.866cm" svg:width="16.748cm" svg:height="9.895cm" draw:z-index="9"><draw:image xlink:href="Pictures/1000000000000279000001766AF044BB.png" xlink:type="simple" xlink:show="embed" xlink:actuate="onLoad"/></draw:frame><draw:frame draw:style-name="fr2" draw:name="graphics15" text:anchor-type="paragraph" svg:x="-1.656cm" svg:y="8.262cm" svg:width="9.592cm" svg:height="10.509cm" draw:z-index="10"><draw:image xlink:href="Pictures/100000000000016E000001915CF5A512.png" xlink:type="simple" xlink:show="embed" xlink:actuate="onLoad"/></draw:frame></text:p>
      <text:p text:style-name="P1"><draw:frame draw:style-name="fr2" draw:name="graphics18" text:anchor-type="paragraph" svg:x="-1.744cm" svg:y="-1.755cm" svg:width="15.432cm" svg:height="11.118cm" draw:z-index="16"><draw:image xlink:href="Pictures/100000000000032C00000249D309C196.png" xlink:type="simple" xlink:show="embed" xlink:actuate="onLoad"/></draw:frame><draw:frame draw:style-name="fr2" draw:name="graphics19" text:anchor-type="paragraph" svg:x="0.572cm" svg:y="10.643cm" svg:width="6.946cm" svg:height="8.357cm" draw:z-index="17"><draw:image xlink:href="Pictures/10000000000001310000016F93AB63F2.png" xlink:type="simple" xlink:show="embed" xlink:actuate="onLoad"/></draw:frame><draw:frame draw:style-name="fr2" draw:name="graphics20" text:anchor-type="paragraph" svg:x="12.529cm" svg:y="8.098cm" svg:width="14.944cm" svg:height="10.619cm" draw:z-index="18"><draw:image xlink:href="Pictures/10000000000002F80000021C752DBD73.png" xlink:type="simple" xlink:show="embed" xlink:actuate="onLoad"/></draw:frame></text:p>
      <text:p text:style-name="P1"><draw:frame draw:style-name="fr2" draw:name="graphics13" text:anchor-type="paragraph" svg:x="2.829cm" svg:y="0.28cm" svg:width="18.706cm" svg:height="8.599cm" draw:z-index="8"><draw:image xlink:href="Pictures/10000000000002C300000145FA8CFE9B.png" xlink:type="simple" xlink:show="embed" xlink:actuate="onLoad"/></draw:frame><draw:frame draw:style-name="fr2" draw:name="graphics17" text:anchor-type="paragraph" svg:x="2.14cm" svg:y="11.111cm" svg:width="22.701cm" svg:height="6.694cm" draw:z-index="11"><draw:image xlink:href="Pictures/100000000000035A000000FD6C8080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Willink</meta:initial-creator>
    <meta:creation-date>2016-08-01T16:47:18.62</meta:creation-date>
    <meta:printed-by>Edward Willink</meta:printed-by>
    <meta:print-date>2016-08-12T12:11:08.23</meta:print-date>
    <dc:date>2016-08-13T15:36:46.65</dc:date>
    <dc:creator>Edward Willink</dc:creator>
    <meta:editing-duration>P1DT5H49M15S</meta:editing-duration>
    <meta:editing-cycles>6</meta:editing-cycles>
    <meta:generator>OpenOffice/4.0.1$Win32 OpenOffice.org_project/401m5$Build-9714</meta:generator>
    <meta:document-statistic meta:table-count="0" meta:image-count="23" meta:object-count="0" meta:page-count="10" meta:paragraph-count="0" meta:word-count="0" meta:character-count="0"/>
  </office:meta>
</office:document-meta>
</file>